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Oswald" svg:font-family="Oswald, sans-serif"/>
    <style:font-face style:name="Roboto" svg:font-family="Roboto,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635cm" fo:margin-bottom="0.265cm" fo:orphans="2" fo:widows="2" fo:text-indent="0cm" style:auto-text-indent="false"/>
      <style:text-properties fo:font-variant="normal" fo:text-transform="none" fo:color="#333333" style:font-name="Roboto" fo:font-size="13.5pt" fo:letter-spacing="normal" fo:font-style="normal" fo:font-weight="normal"/>
    </style:style>
    <style:style style:name="P2" style:family="paragraph" style:parent-style-name="Text_20_body">
      <style:paragraph-properties fo:margin-top="0cm" fo:margin-bottom="0.265cm" fo:orphans="2" fo:widows="2"/>
      <style:text-properties fo:font-variant="normal" fo:text-transform="none" fo:color="#333333" style:font-name="Roboto" fo:font-size="13.5pt" fo:letter-spacing="normal" fo:font-style="normal" fo:font-weight="normal"/>
    </style:style>
    <style:style style:name="P3" style:family="paragraph" style:parent-style-name="Text_20_body" style:list-style-name="L1">
      <style:paragraph-properties fo:margin-top="0cm" fo:margin-bottom="0.265cm" fo:orphans="2" fo:widows="2"/>
      <style:text-properties fo:font-variant="normal" fo:text-transform="none" fo:color="#333333" style:font-name="Roboto" fo:font-size="13.5pt" fo:letter-spacing="normal" fo:font-style="normal" fo:font-weight="normal"/>
    </style:style>
    <style:style style:name="P4" style:family="paragraph" style:parent-style-name="Text_20_body" style:list-style-name="L2">
      <style:paragraph-properties fo:margin-top="0cm" fo:margin-bottom="0.265cm" fo:orphans="2" fo:widows="2"/>
      <style:text-properties fo:font-variant="normal" fo:text-transform="none" fo:color="#333333" style:font-name="Roboto" fo:font-size="13.5pt" fo:letter-spacing="normal" fo:font-style="normal" fo:font-weight="normal"/>
    </style:style>
    <style:style style:name="P5" style:family="paragraph" style:parent-style-name="Text_20_body" style:list-style-name="L3">
      <style:paragraph-properties fo:margin-top="0cm" fo:margin-bottom="0.265cm" fo:orphans="2" fo:widows="2"/>
      <style:text-properties fo:font-variant="normal" fo:text-transform="none" fo:color="#333333" style:font-name="Roboto" fo:font-size="13.5pt" fo:letter-spacing="normal" fo:font-style="normal" fo:font-weight="normal"/>
    </style:style>
    <style:style style:name="P6" style:family="paragraph" style:parent-style-name="Text_20_body" style:list-style-name="L2">
      <style:paragraph-properties fo:margin-top="0cm" fo:margin-bottom="0.265cm" fo:line-height="160%" fo:orphans="2" fo:widows="2"/>
      <style:text-properties fo:font-variant="normal" fo:text-transform="none" fo:color="#333333" style:font-name="Roboto" fo:font-size="13.5pt" fo:letter-spacing="normal" fo:font-style="normal" fo:font-weight="normal"/>
    </style:style>
    <style:style style:name="P7" style:family="paragraph" style:parent-style-name="Text_20_body" style:list-style-name="L4">
      <style:paragraph-properties fo:margin-top="0cm" fo:margin-bottom="0.265cm" fo:line-height="160%" fo:orphans="2" fo:widows="2"/>
      <style:text-properties fo:font-variant="normal" fo:text-transform="none" fo:color="#333333" style:font-name="Roboto" fo:font-size="13.5pt" fo:letter-spacing="normal" fo:font-style="normal" fo:font-weight="normal"/>
    </style:style>
    <style:style style:name="P8" style:family="paragraph" style:parent-style-name="Text_20_body" style:list-style-name="L5">
      <style:paragraph-properties fo:margin-top="0cm" fo:margin-bottom="0.265cm" fo:line-height="160%" fo:orphans="2" fo:widows="2"/>
      <style:text-properties fo:font-variant="normal" fo:text-transform="none" fo:color="#333333" style:font-name="Roboto" fo:font-size="13.5pt" fo:letter-spacing="normal" fo:font-style="normal" fo:font-weight="normal"/>
    </style:style>
    <style:style style:name="P9" style:family="paragraph" style:parent-style-name="Text_20_body">
      <style:paragraph-properties fo:margin-top="0cm" fo:margin-bottom="0.265cm" fo:orphans="2" fo:widows="2"/>
      <style:text-properties fo:font-variant="normal" fo:text-transform="none" fo:color="#333333" style:font-name="Oswald" fo:font-size="13.5pt" fo:letter-spacing="normal" fo:font-style="normal" fo:font-weight="bold"/>
    </style:style>
    <style:style style:name="P10" style:family="paragraph" style:parent-style-name="Heading_20_3">
      <style:text-properties fo:font-variant="normal" fo:text-transform="none" fo:color="#ff3333" style:font-name="Oswald" fo:letter-spacing="normal" fo:font-style="normal" fo:font-weight="bold"/>
    </style:style>
    <style:style style:name="P11" style:family="paragraph" style:parent-style-name="Heading_20_3">
      <style:paragraph-properties fo:margin-top="0cm" fo:margin-bottom="0.265cm" fo:orphans="2" fo:widows="2"/>
      <style:text-properties fo:font-variant="normal" fo:text-transform="none" fo:color="#333333" style:font-name="Oswald" fo:font-size="13.5pt" fo:letter-spacing="normal" fo:font-style="normal" fo:font-weight="bold"/>
    </style:style>
    <style:style style:name="P12" style:family="paragraph" style:parent-style-name="Heading_20_3">
      <style:paragraph-properties fo:margin-top="0cm" fo:margin-bottom="0.265cm" fo:orphans="2" fo:widows="2"/>
      <style:text-properties fo:font-variant="normal" fo:text-transform="none" fo:color="#ff3333" style:font-name="Oswald" fo:font-size="13.5pt" fo:letter-spacing="normal" fo:font-style="normal" fo:font-weight="bol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3">1NF (1. Normal Form)</text:h>
      <text:p text:style-name="P1">Bir veri tabanının 1NF olabilmesi için aşağıdaki özellikleri karşılayabilmesi gerekir:</text:p>
      <text:list xml:id="list6944648627943585173" text:style-name="L1">
        <text:list-item>
          <text:p text:style-name="P3">Aynı tablo içinde tekrarlayan kolonlar bulunamaz,</text:p>
        </text:list-item>
        <text:list-item>
          <text:p text:style-name="P3">Her kolonda yalnızca bir değer bulunabilir (bkz. "Semt" kolonu)</text:p>
        </text:list-item>
        <text:list-item>
          <text:p text:style-name="P3">Her satır bir eşsiz anahtarla tanımlanmalıdır (Unique Key - Primary Key)</text:p>
        </text:list-item>
      </text:list>
      <text:h text:style-name="P11" text:outline-level="3"/>
      <text:h text:style-name="P12" text:outline-level="3">2NF (2. Normal Form)</text:h>
      <text:p text:style-name="P2">Bir veri tabanının 2NF olabilmesi için aşağıdaki özellikleri karşılayabilmesi gerekir:</text:p>
      <text:list xml:id="list4730233877554890651" text:style-name="L2">
        <text:list-item>
          <text:p text:style-name="P6">Tablo 1NF olmalıdır,</text:p>
        </text:list-item>
        <text:list-item>
          <text:p text:style-name="P6">Anahtar olmayan değerler ile kompozit (bileşik) anahtarlar arasında kısmi (partial) bağımlılık durumu oluşmamalıdır. Kısmi bağımlılık durumu, anahtar olmayan herhangi bir değer kompozit bir anahtarın yalnızca bir kısmına bağıl ise oluşur. (Evet farkındayım çok karmaşık görünüyor, örnekte net bir şekilde anlayacaksınız. Söz...)</text:p>
        </text:list-item>
        <text:list-item>
          <text:p text:style-name="P4">Herhangi bir veri alt kümesi birden çok satırda tekrarlanmamalıdır. Bu tür veri alt kümeleri için yeni tablolar oluşturulmalıdır.</text:p>
        </text:list-item>
        <text:list-item>
          <text:p text:style-name="P4">Ana tablo ile yeni tablolar arasında, dış anahtarlar (foreign key) kullanılarak ilişkiler tanımlanmalıdır.</text:p>
        </text:list-item>
      </text:list>
      <text:h text:style-name="P11" text:outline-level="3"/>
      <text:h text:style-name="P12" text:outline-level="3">3NF (3. Normal Form)</text:h>
      <text:p text:style-name="P2">Bir veri tabanının 3NF olabilmesi için aşağıdaki özellikleri karşılayabilmesi gerekir:</text:p>
      <text:list xml:id="list2555545929061267951" text:style-name="L3">
        <text:list-item>
          <text:p text:style-name="P5">Veri tabanı 2NF olmalıdır,</text:p>
        </text:list-item>
        <text:list-item>
          <text:p text:style-name="P5">Anahtar olmayan hiç bir kolon bir diğerine (anahtar olmayan başka bir kolona) bağıl olmamalı ya da geçişken fonksiyonel bir bağımlılığı (transitional functional dependency) olmamalıdır. Başka bir deyişle her kolon eşsiz anahtara tam bağımlı olmak zorundadır.</text:p>
        </text:list-item>
      </text:list>
      <text:h text:style-name="P11" text:outline-level="3"><text:soft-page-break/></text:h>
      <text:h text:style-name="P12" text:outline-level="3">3.5NF (Boyce-Codd Normal Form)</text:h>
      <text:p text:style-name="P2">Bir veri tabanının 3.5NF olabilmesi için aşağıdaki özellikleri karşılayabilmesi gerekir:</text:p>
      <text:list xml:id="list8641719067152791743" text:style-name="L4">
        <text:list-item>
          <text:p text:style-name="P7">Veri Tabanı 3NF olmalıdır,</text:p>
        </text:list-item>
        <text:list-item>
          <text:p text:style-name="P7">Her determinant (belirleyici kolon) aynı zamanda bir aday anahtar olmalıdır.</text:p>
        </text:list-item>
      </text:list>
      <text:h text:style-name="P12" text:outline-level="3">4NF (4. Normal Form)</text:h>
      <text:p text:style-name="P2">Bir veri tabanının 4NF olabilmesi için aşağıdaki özellikleri karşılayabilmesi gerekir:</text:p>
      <text:list xml:id="list921162755649471775" text:style-name="L5">
        <text:list-item>
          <text:p text:style-name="P8">Veri Tabanı 3NF olmalıdır,</text:p>
        </text:list-item>
        <text:list-item>
          <text:p text:style-name="P8">Çok-değerli bağımlılıkları (Multli-Valued dependency) olmamalıdır.</text:p>
        </text:list-item>
      </text:list>
      <text:p text:style-name="P9"/>
      <text:p text:style-name="P9"/>
      <text:p text:style-name="P2"/>
      <text:p text:style-name="P9"/>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Oswald" svg:font-family="Oswald, sans-serif"/>
    <style:font-face style:name="Roboto" svg:font-family="Roboto,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tr" fo:country="T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tr" fo:country="T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Title"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10-10T12:39:21.13</meta:creation-date>
    <meta:document-statistic meta:table-count="0" meta:image-count="0" meta:object-count="0" meta:page-count="2" meta:paragraph-count="23" meta:word-count="246" meta:character-count="1800"/>
    <dc:date>2024-10-10T12:46:18.21</dc:date>
    <meta:editing-duration>PT6M57S</meta:editing-duration>
    <meta:editing-cycles>1</meta:editing-cycles>
    <meta:generator>OpenOffice/4.1.13$Win32 OpenOffice.org_project/4113m1$Build-9810</meta:generator>
  </office:meta>
</office:document-meta>
</file>